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162cm" svg:height="2.005cm" svg:x="7.006cm" svg:y="0.712cm" svg:viewBox="0 0 1163 2006" draw:points="771,784 771,363 0,363 0,0 1163,0 1163,2006 0,2006 0,1599 771,1599 771,1178 0,1178 0,784">
          <text:p/>
        </draw:polygon>
        <draw:custom-shape draw:style-name="gr1" draw:text-style-name="P1" draw:layer="layout" svg:width="0.378cm" svg:height="2.02cm" svg:x="6.063cm" svg:y="0.7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3cm" svg:height="0.911cm" svg:x="7.254cm" svg:y="2.487cm">
          <draw:text-box>
            <text:p><text:span text:style-name="T1">تین</text:span></text:p>
          </draw:text-box>
        </draw:frame>
        <draw:frame draw:style-name="gr2" draw:text-style-name="P2" draw:layer="layout" svg:width="1.141cm" svg:height="0.911cm" svg:x="5.815cm" svg:y="2.633cm">
          <draw:text-box>
            <text:p><text:span text:style-name="T1">ایک</text:span></text:p>
          </draw:text-box>
        </draw:frame>
        <draw:polygon draw:style-name="gr1" draw:text-style-name="P1" draw:layer="layout" svg:width="1.162cm" svg:height="2.005cm" svg:x="0.798cm" svg:y="0.699cm" svg:viewBox="0 0 1163 2006" draw:points="771,784 771,363 0,363 0,0 1163,0 1163,2006 0,2006 0,1599 771,1599 771,1178 0,1178 0,784">
          <text:p/>
        </draw:polygon>
        <draw:custom-shape draw:style-name="gr1" draw:text-style-name="P1" draw:layer="layout" svg:width="0.378cm" svg:height="2.02cm" svg:x="0.379cm" svg:y="0.684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.162cm" svg:height="2.005cm" svg:x="2.254cm" svg:y="0.7cm" svg:viewBox="0 0 1163 2006" draw:points="392,784 392,363 1163,363 1163,0 0,0 0,2006 1163,2006 1163,1599 392,1599 392,1178 1163,1178 1163,784">
          <text:p/>
        </draw:polygon>
        <draw:custom-shape draw:style-name="gr1" draw:text-style-name="P1" draw:layer="layout" svg:width="0.378cm" svg:height="2.02cm" svg:x="3.458cm" svg:y="0.685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2" draw:layer="layout" svg:width="1.548cm" svg:height="0.911cm" svg:x="2.486cm" svg:y="2.736cm">
          <draw:text-box>
            <text:p><text:span text:style-name="T1">پہلی تہہ</text:span></text:p>
          </draw:text-box>
        </draw:frame>
        <draw:frame draw:style-name="gr2" draw:text-style-name="P2" draw:layer="layout" svg:width="2.009cm" svg:height="0.911cm" svg:x="0.393cm" svg:y="2.737cm">
          <draw:text-box>
            <text:p><text:span text:style-name="T1">دوسری تہہ</text:span></text:p>
          </draw:text-box>
        </draw:frame>
        <draw:frame draw:style-name="gr2" draw:text-style-name="P2" draw:layer="layout" svg:width="1.078cm" svg:height="0.911cm" svg:x="5.031cm" svg:y="0.062cm">
          <draw:text-box>
            <text:p><text:span text:style-name="T1">الف</text:span></text:p>
          </draw:text-box>
        </draw:frame>
        <draw:frame draw:style-name="gr2" draw:text-style-name="P2" draw:layer="layout" svg:width="0.714cm" svg:height="0.911cm" svg:x="3.78cm" svg:y="0.092cm">
          <draw:text-box>
            <text:p><text:span text:style-name="T1">با</text:span></text:p>
          </draw:text-box>
        </draw:frame>
        <draw:g>
          <draw:custom-shape draw:style-name="gr3" draw:text-style-name="P1" draw:layer="layout" svg:width="1.526cm" svg:height="2.013cm" svg:x="3.862cm" svg:y="4.0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79cm" svg:height="0.39cm" svg:x="4.236cm" svg:y="4.41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74cm" svg:height="0.39cm" svg:x="4.243cm" svg:y="5.21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4.289cm" svg:y1="3.725cm" svg:x2="5.821cm" svg:y2="3.725cm">
            <text:p/>
          </draw:line>
          <draw:line draw:style-name="gr4" draw:text-style-name="P1" draw:layer="layout" svg:x1="5.82cm" svg:y1="3.718cm" svg:x2="5.82cm" svg:y2="5.736cm">
            <text:p/>
          </draw:line>
          <draw:line draw:style-name="gr4" draw:text-style-name="P1" draw:layer="layout" svg:x1="4.684cm" svg:y1="5.296cm" svg:x2="5.016cm" svg:y2="5.296cm">
            <text:p/>
          </draw:line>
          <draw:line draw:style-name="gr4" draw:text-style-name="P1" draw:layer="layout" svg:x1="4.672cm" svg:y1="4.496cm" svg:x2="5.021cm" svg:y2="4.496cm">
            <text:p/>
          </draw:line>
          <draw:line draw:style-name="gr4" draw:text-style-name="P1" draw:layer="layout" svg:x1="4.683cm" svg:y1="5.301cm" svg:x2="4.683cm" svg:y2="5.21cm">
            <text:p/>
          </draw:line>
          <draw:line draw:style-name="gr4" draw:text-style-name="P1" draw:layer="layout" svg:x1="4.678cm" svg:y1="4.495cm" svg:x2="4.678cm" svg:y2="4.415cm">
            <text:p/>
          </draw:line>
          <draw:line draw:style-name="gr4" draw:text-style-name="P1" draw:layer="layout" svg:x1="4.238cm" svg:y1="3.769cm" svg:x2="5.752cm" svg:y2="3.769cm">
            <text:p/>
          </draw:line>
          <draw:line draw:style-name="gr4" draw:text-style-name="P1" draw:layer="layout" svg:x1="4.145cm" svg:y1="3.827cm" svg:x2="5.659cm" svg:y2="3.827cm">
            <text:p/>
          </draw:line>
          <draw:line draw:style-name="gr4" draw:text-style-name="P1" draw:layer="layout" svg:x1="4.049cm" svg:y1="3.895cm" svg:x2="5.563cm" svg:y2="3.895cm">
            <text:p/>
          </draw:line>
          <draw:line draw:style-name="gr4" draw:text-style-name="P1" draw:layer="layout" svg:x1="3.946cm" svg:y1="3.964cm" svg:x2="5.46cm" svg:y2="3.964cm">
            <text:p/>
          </draw:line>
          <draw:line draw:style-name="gr4" draw:text-style-name="P1" draw:layer="layout" svg:x1="5.473cm" svg:y1="3.97cm" svg:x2="5.473cm" svg:y2="5.988cm">
            <text:p/>
          </draw:line>
          <draw:line draw:style-name="gr4" draw:text-style-name="P1" draw:layer="layout" svg:x1="5.558cm" svg:y1="3.907cm" svg:x2="5.558cm" svg:y2="5.925cm">
            <text:p/>
          </draw:line>
          <draw:line draw:style-name="gr4" draw:text-style-name="P1" draw:layer="layout" svg:x1="5.661cm" svg:y1="3.832cm" svg:x2="5.661cm" svg:y2="5.85cm">
            <text:p/>
          </draw:line>
          <draw:line draw:style-name="gr4" draw:text-style-name="P1" draw:layer="layout" svg:x1="5.747cm" svg:y1="3.769cm" svg:x2="5.747cm" svg:y2="5.787cm">
            <text:p/>
          </draw:line>
          <draw:line draw:style-name="gr4" draw:text-style-name="P1" draw:layer="layout" svg:x1="4.236cm" svg:y1="4.027cm" svg:x2="4.236cm" svg:y2="6.039cm">
            <text:p/>
          </draw:line>
          <draw:line draw:style-name="gr4" draw:text-style-name="P1" draw:layer="layout" svg:x1="4.291cm" svg:y1="3.726cm" svg:x2="4.291cm" svg:y2="3.766cm">
            <text:p/>
          </draw:line>
          <draw:line draw:style-name="gr4" draw:text-style-name="P1" draw:layer="layout" svg:x1="4.239cm" svg:y1="3.766cm" svg:x2="4.239cm" svg:y2="3.822cm">
            <text:p/>
          </draw:line>
          <draw:line draw:style-name="gr4" draw:text-style-name="P1" draw:layer="layout" svg:x1="4.143cm" svg:y1="3.824cm" svg:x2="4.143cm" svg:y2="3.892cm">
            <text:p/>
          </draw:line>
          <draw:line draw:style-name="gr4" draw:text-style-name="P1" draw:layer="layout" svg:x1="4.047cm" svg:y1="3.894cm" svg:x2="4.047cm" svg:y2="3.966cm">
            <text:p/>
          </draw:line>
          <draw:line draw:style-name="gr4" draw:text-style-name="P1" draw:layer="layout" svg:x1="3.944cm" svg:y1="3.966cm" svg:x2="3.944cm" svg:y2="4.026cm">
            <text:p/>
          </draw:line>
          <draw:line draw:style-name="gr4" draw:text-style-name="P1" draw:layer="layout" svg:x1="4.411cm" svg:y1="3.894cm" svg:x2="4.411cm" svg:y2="3.962cm">
            <text:p/>
          </draw:line>
          <draw:line draw:style-name="gr4" draw:text-style-name="P1" draw:layer="layout" svg:x1="4.602cm" svg:y1="3.77cm" svg:x2="4.602cm" svg:y2="3.822cm">
            <text:p/>
          </draw:line>
          <draw:line draw:style-name="gr4" draw:text-style-name="P1" draw:layer="layout" svg:x1="5.46cm" svg:y1="3.722cm" svg:x2="5.46cm" svg:y2="3.766cm">
            <text:p/>
          </draw:line>
          <draw:line draw:style-name="gr4" draw:text-style-name="P1" draw:layer="layout" svg:x1="5.288cm" svg:y1="3.83cm" svg:x2="5.288cm" svg:y2="3.894cm">
            <text:p/>
          </draw:line>
          <draw:line draw:style-name="gr4" draw:text-style-name="P1" draw:layer="layout" svg:x1="5.105cm" svg:y1="3.962cm" svg:x2="5.105cm" svg:y2="4.022cm">
            <text:p/>
          </draw:line>
          <draw:line draw:style-name="gr4" draw:text-style-name="P1" draw:layer="layout" svg:x1="5.472cm" svg:y1="5.989cm" svg:x2="5.388cm" svg:y2="5.989cm">
            <text:p/>
          </draw:line>
          <draw:line draw:style-name="gr4" draw:text-style-name="P1" draw:layer="layout" svg:x1="5.56cm" svg:y1="5.925cm" svg:x2="5.472cm" svg:y2="5.925cm">
            <text:p/>
          </draw:line>
          <draw:line draw:style-name="gr4" draw:text-style-name="P1" draw:layer="layout" svg:x1="5.664cm" svg:y1="5.85cm" svg:x2="5.56cm" svg:y2="5.85cm">
            <text:p/>
          </draw:line>
          <draw:line draw:style-name="gr4" draw:text-style-name="P1" draw:layer="layout" svg:x1="5.747cm" svg:y1="5.782cm" svg:x2="5.656cm" svg:y2="5.782cm">
            <text:p/>
          </draw:line>
          <draw:line draw:style-name="gr4" draw:text-style-name="P1" draw:layer="layout" svg:x1="5.819cm" svg:y1="5.734cm" svg:x2="5.747cm" svg:y2="5.734cm">
            <text:p/>
          </draw:line>
          <draw:line draw:style-name="gr4" draw:text-style-name="P1" draw:layer="layout" svg:x1="5.017cm" svg:y1="5.359cm" svg:x2="4.594cm" svg:y2="5.359cm">
            <text:p/>
          </draw:line>
          <draw:line draw:style-name="gr4" draw:text-style-name="P1" draw:layer="layout" svg:x1="5.013cm" svg:y1="5.423cm" svg:x2="4.502cm" svg:y2="5.423cm">
            <text:p/>
          </draw:line>
          <draw:line draw:style-name="gr4" draw:text-style-name="P1" draw:layer="layout" svg:x1="5.013cm" svg:y1="5.483cm" svg:x2="4.419cm" svg:y2="5.483cm">
            <text:p/>
          </draw:line>
          <draw:line draw:style-name="gr4" draw:text-style-name="P1" draw:layer="layout" svg:x1="5.017cm" svg:y1="5.543cm" svg:x2="4.327cm" svg:y2="5.543cm">
            <text:p/>
          </draw:line>
          <draw:line draw:style-name="gr4" draw:text-style-name="P1" draw:layer="layout" svg:x1="4.331cm" svg:y1="5.539cm" svg:x2="4.331cm" svg:y2="5.207cm">
            <text:p/>
          </draw:line>
          <draw:line draw:style-name="gr4" draw:text-style-name="P1" draw:layer="layout" svg:x1="4.415cm" svg:y1="5.483cm" svg:x2="4.415cm" svg:y2="5.211cm">
            <text:p/>
          </draw:line>
          <draw:line draw:style-name="gr4" draw:text-style-name="P1" draw:layer="layout" svg:x1="4.502cm" svg:y1="5.423cm" svg:x2="4.502cm" svg:y2="5.207cm">
            <text:p/>
          </draw:line>
          <draw:line draw:style-name="gr4" draw:text-style-name="P1" draw:layer="layout" svg:x1="4.594cm" svg:y1="5.355cm" svg:x2="4.594cm" svg:y2="5.211cm">
            <text:p/>
          </draw:line>
          <draw:line draw:style-name="gr4" draw:text-style-name="P1" draw:layer="layout" svg:x1="5.017cm" svg:y1="4.553cm" svg:x2="4.598cm" svg:y2="4.553cm">
            <text:p/>
          </draw:line>
          <draw:line draw:style-name="gr4" draw:text-style-name="P1" draw:layer="layout" svg:x1="5.009cm" svg:y1="4.609cm" svg:x2="4.518cm" svg:y2="4.609cm">
            <text:p/>
          </draw:line>
          <draw:line draw:style-name="gr4" draw:text-style-name="P1" draw:layer="layout" svg:x1="5.009cm" svg:y1="4.673cm" svg:x2="4.43cm" svg:y2="4.673cm">
            <text:p/>
          </draw:line>
          <draw:line draw:style-name="gr4" draw:text-style-name="P1" draw:layer="layout" svg:x1="5.009cm" svg:y1="4.741cm" svg:x2="4.331cm" svg:y2="4.741cm">
            <text:p/>
          </draw:line>
          <draw:line draw:style-name="gr4" draw:text-style-name="P1" draw:layer="layout" svg:x1="4.339cm" svg:y1="4.741cm" svg:x2="4.339cm" svg:y2="4.413cm">
            <text:p/>
          </draw:line>
          <draw:line draw:style-name="gr4" draw:text-style-name="P1" draw:layer="layout" svg:x1="4.43cm" svg:y1="4.669cm" svg:x2="4.43cm" svg:y2="4.413cm">
            <text:p/>
          </draw:line>
          <draw:line draw:style-name="gr4" draw:text-style-name="P1" draw:layer="layout" svg:x1="4.518cm" svg:y1="4.605cm" svg:x2="4.518cm" svg:y2="4.417cm">
            <text:p/>
          </draw:line>
          <draw:line draw:style-name="gr4" draw:text-style-name="P1" draw:layer="layout" svg:x1="4.606cm" svg:y1="4.549cm" svg:x2="4.606cm" svg:y2="4.417cm">
            <text:p/>
          </draw:line>
        </draw:g>
        <draw:frame draw:style-name="gr2" draw:text-style-name="P2" draw:layer="layout" svg:width="0.663cm" svg:height="0.911cm" svg:x="3.017cm" svg:y="5.065cm">
          <draw:text-box>
            <text:p><text:span text:style-name="T1">د</text:span></text:p>
          </draw:text-box>
        </draw:frame>
        <draw:frame draw:style-name="gr2" draw:text-style-name="P2" draw:layer="layout" svg:width="2.479cm" svg:height="0.911cm" svg:x="1.206cm" svg:y="4.085cm">
          <draw:text-box>
            <text:p><text:span text:style-name="T1">تہہ در تہہ مرک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